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6pt" fo:font-weight="bold" officeooo:rsid="001b4d8a" officeooo:paragraph-rsid="001b4d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1b4d8a" officeooo:paragraph-rsid="001b4d8a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b4d8a" officeooo:paragraph-rsid="001b4d8a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4d8a" officeooo:paragraph-rsid="001b4d8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d4644"/>
    </style:style>
    <style:style style:name="P6" style:family="paragraph" style:parent-style-name="Standard">
      <style:paragraph-properties fo:text-align="start" style:justify-single-word="false"/>
      <style:text-properties officeooo:paragraph-rsid="001f2ebf"/>
    </style:style>
    <style:style style:name="P7" style:family="paragraph" style:parent-style-name="Standard">
      <style:paragraph-properties fo:text-align="start" style:justify-single-word="false"/>
      <style:text-properties officeooo:paragraph-rsid="002092bf"/>
    </style:style>
    <style:style style:name="P8" style:family="paragraph" style:parent-style-name="Standard">
      <style:paragraph-properties fo:text-align="start" style:justify-single-word="false"/>
      <style:text-properties officeooo:paragraph-rsid="0021b5de"/>
    </style:style>
    <style:style style:name="P9" style:family="paragraph" style:parent-style-name="Standard">
      <style:paragraph-properties fo:text-align="start" style:justify-single-word="false"/>
      <style:text-properties officeooo:paragraph-rsid="00246c19"/>
    </style:style>
    <style:style style:name="P10" style:family="paragraph" style:parent-style-name="Standard">
      <style:paragraph-properties fo:text-align="start" style:justify-single-word="false"/>
      <style:text-properties officeooo:paragraph-rsid="0025908a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d464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1d464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21b5d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1f2eb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2092b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b4d8a" officeooo:paragraph-rsid="001b4d8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paragraph-rsid="001d4644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paragraph-rsid="0025908a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paragraph-rsid="00234ba9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d4644" officeooo:paragraph-rsid="001d464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d4644" officeooo:paragraph-rsid="001f2ebf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d4644" officeooo:paragraph-rsid="002092bf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d4644" officeooo:paragraph-rsid="0021b5de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d4644" officeooo:paragraph-rsid="00234ba9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d4644" officeooo:paragraph-rsid="0025a689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34ba9" officeooo:paragraph-rsid="00246c19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4644" officeooo:paragraph-rsid="001f2eb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4644" officeooo:paragraph-rsid="002092b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4644" officeooo:paragraph-rsid="0021b5d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4644" officeooo:paragraph-rsid="00234ba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4644" officeooo:paragraph-rsid="00246c1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25908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25a68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4ba9" officeooo:paragraph-rsid="00246c19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25a689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style:font-name="inherit" fo:font-style="normal" fo:font-weight="normal" fo:background-color="transparent" loext:char-shading-value="0" style:font-weight-asian="normal" style:font-weight-complex="normal" loext:padding="0cm" loext:border="none"/>
    </style:style>
    <style:style style:name="T2" style:family="text">
      <style:text-properties officeooo:rsid="001c0523"/>
    </style:style>
    <style:style style:name="T3" style:family="text">
      <style:text-properties officeooo:rsid="001c3976"/>
    </style:style>
    <style:style style:name="T4" style:family="text">
      <style:text-properties officeooo:rsid="001d4644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d4644" style:font-size-asian="16pt" style:font-size-complex="16pt"/>
    </style:style>
    <style:style style:name="T7" style:family="text">
      <style:text-properties fo:font-size="16pt" officeooo:rsid="00234ba9" style:font-size-asian="16pt" style:font-size-complex="16pt"/>
    </style:style>
    <style:style style:name="T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officeooo:rsid="001d4644" style:font-size-asian="16pt" style:font-weight-asian="bold" style:font-size-complex="16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1f2ebf" style:font-size-asian="16pt" style:font-weight-asian="bold" style:font-size-complex="16pt" style:font-weight-complex="bold"/>
    </style:style>
    <style:style style:name="T11" style:family="text">
      <style:text-properties fo:font-size="16pt" style:text-underline-style="solid" style:text-underline-width="auto" style:text-underline-color="font-color" fo:font-weight="bold" officeooo:rsid="002092bf" style:font-size-asian="16pt" style:font-weight-asian="bold" style:font-size-complex="16pt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bold" officeooo:rsid="0021b5de" style:font-size-asian="16pt" style:font-weight-asian="bold" style:font-size-complex="16pt" style:font-weight-complex="bold"/>
    </style:style>
    <style:style style:name="T13" style:family="text">
      <style:text-properties fo:font-size="16pt" style:text-underline-style="solid" style:text-underline-width="auto" style:text-underline-color="font-color" fo:font-weight="bold" officeooo:rsid="00234ba9" style:font-size-asian="16pt" style:font-weight-asian="bold" style:font-size-complex="16pt" style:font-weight-complex="bold"/>
    </style:style>
    <style:style style:name="T14" style:family="text">
      <style:text-properties fo:font-size="16pt" style:text-underline-style="solid" style:text-underline-width="auto" style:text-underline-color="font-color" fo:font-weight="bold" officeooo:rsid="0025908a" style:font-size-asian="16pt" style:font-weight-asian="bold" style:font-size-complex="16pt" style:font-weight-complex="bold"/>
    </style:style>
    <style:style style:name="T15" style:family="text">
      <style:text-properties fo:font-size="16pt" style:text-underline-style="solid" style:text-underline-width="auto" style:text-underline-color="font-color" fo:font-weight="bold" officeooo:rsid="0025a689" style:font-size-asian="16pt" style:font-weight-asian="bold" style:font-size-complex="16pt" style:font-weight-complex="bold"/>
    </style:style>
    <style:style style:name="T1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7" style:family="text">
      <style:text-properties fo:font-size="16pt" style:text-underline-style="solid" style:text-underline-width="auto" style:text-underline-color="font-color" officeooo:rsid="001d4644" style:font-size-asian="16pt" style:font-size-complex="16pt"/>
    </style:style>
    <style:style style:name="T18" style:family="text">
      <style:text-properties fo:font-size="16pt" style:text-underline-style="solid" style:text-underline-width="auto" style:text-underline-color="font-color" officeooo:rsid="00234ba9" style:font-size-asian="16pt" style:font-size-complex="16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25a689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officeooo:rsid="0025a689"/>
    </style:style>
    <style:style style:name="T23" style:family="text">
      <style:text-properties officeooo:rsid="00234ba9"/>
    </style:style>
    <style:style style:name="T24" style:family="text">
      <style:text-properties officeooo:rsid="0029ec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NO 2 <text:span text:style-name="T2">(31330) </text:span></text:p>
      <text:p text:style-name="P2"/>
      <text:p text:style-name="P1"><text:span text:style-name="Source_20_Text"><text:span text:style-name="T1"/></text:span></text:p>
      <text:p text:style-name="P16">te@sel-a1-216-08:~$ mysql -h 10.10.14.184 -u te31330 -p</text:p>
      <text:p text:style-name="P16">Enter password: </text:p>
      <text:p text:style-name="P16">Welcome to the MySQL monitor. <text:s/>Commands end with ; or \g.</text:p>
      <text:p text:style-name="P16">Your MySQL connection id is 223</text:p>
      <text:p text:style-name="P16">Server version: 5.5.5-10.4.19-MariaDB MariaDB Server</text:p>
      <text:p text:style-name="P16"/>
      <text:p text:style-name="P16">Copyright (c) 2000, 2024, Oracle and/or its affiliates.</text:p>
      <text:p text:style-name="P16"/>
      <text:p text:style-name="P16">Oracle is a registered trademark of Oracle Corporation and/or its</text:p>
      <text:p text:style-name="P16">affiliates. Other names may be trademarks of their respective</text:p>
      <text:p text:style-name="P16">owners.</text:p>
      <text:p text:style-name="P16"/>
      <text:p text:style-name="P16">Type 'help;' or '\h' for help. Type '\c' to clear the current input statement.</text:p>
      <text:p text:style-name="P16"/>
      <text:p text:style-name="P16">mysql&gt; SHOW DATABASES;</text:p>
      <text:p text:style-name="P16">+--------------------+</text:p>
      <text:p text:style-name="P16">| Database <text:s text:c="11"/>|</text:p>
      <text:p text:style-name="P16">+--------------------+</text:p>
      <text:p text:style-name="P16">| information_schema |</text:p>
      <text:p text:style-name="P16">| te31330_db <text:s text:c="8"/>|</text:p>
      <text:p text:style-name="P16">+--------------------+</text:p>
      <text:p text:style-name="P16">2 rows in set (0.01 sec)</text:p>
      <text:p text:style-name="P16"/>
      <text:p text:style-name="P16">mysql&gt; CREATE TABLE PlacementDrive ( DriveID INT NOT NULL, CompanyName VARCHAR(255) , Package DECIMAL , Location VARCHAR(255) , PRIMARY KEY(DriveID) );</text:p>
      <text:p text:style-name="P16">Query OK, 0 rows affected (0.15 sec)</text:p>
      <text:p text:style-name="P16"/>
      <text:p text:style-name="P16">mysql&gt; CREATE TABLE Training ( TrainingID INT NOT NULL, TCompanyName VARCHAR(255) , TrainingFee <text:s/>DECIMAL , TrainingYear YEAR , PRIMARY KEY(TrainingID) );</text:p>
      <text:p text:style-name="P16">Query OK, 0 rows affected (0.19 sec)</text:p>
      <text:p text:style-name="P16"/>
      <text:p text:style-name="P16">mysql&gt; ALTER TABLE PlacementDrive CHANGE COLUMN CompanyName PCompanyName VARCHAR(255);</text:p>
      <text:p text:style-name="P16">Query OK, 0 rows affected (0.07 sec)</text:p>
      <text:p text:style-name="P16">Records: 0 <text:s/>Duplicates: 0 <text:s/>Warnings: 0</text:p>
      <text:p text:style-name="P16"/>
      <text:p text:style-name="P16"/>
      <text:p text:style-name="P16">mysql&gt; SHOW TABLES;</text:p>
      <text:p text:style-name="P16">+----------------------+</text:p>
      <text:p text:style-name="P16">| Tables_in_te31330_db |</text:p>
      <text:p text:style-name="P16">+----------------------+</text:p>
      <text:p text:style-name="P16">| PlacementDrive <text:s text:c="6"/>|</text:p>
      <text:p text:style-name="P16">| Training <text:s text:c="12"/>|</text:p>
      <text:p text:style-name="P16">+----------------------+</text:p>
      <text:p text:style-name="P16">2 rows in set (0.01 sec)</text:p>
      <text:p text:style-name="P16"><text:soft-page-break/></text:p>
      <text:p text:style-name="P16">mysql&gt; CREATE TABLE Student ( StudentID VARCHAR(9) NOT NULL , DriveID INT NOT</text:p>
      <text:p text:style-name="P16">NULL , TrainingID INT NOT NULL, StudentName VARCHAR(255), CGPA <text:span text:style-name="T3">DECIMAL</text:span>(<text:span text:style-name="T3">4</text:span>,2) CHECK(CGPA&lt;10 and CGPA &gt;0) , Branch VARCHAR(255) , DOB DATE , PRIMARY KEY (StudentID) , FOREIGN KEY (DriveID) REFERENCES PlacementDrive(DriveID), FOREIGN KEY</text:p>
      <text:p text:style-name="P16">(TrainingID) REFERENCES Training(TrainingID) );</text:p>
      <text:p text:style-name="P16"/>
      <text:p text:style-name="P16">Query OK, 0 rows affected (0.26 sec)</text:p>
      <text:p text:style-name="P16"/>
      <text:p text:style-name="P16">mysql&gt; SHOW FULL TABLES;</text:p>
      <text:p text:style-name="P16"/>
      <text:p text:style-name="P16">+----------------------+------------+</text:p>
      <text:p text:style-name="P16">| Tables_in_te31330_db | Table_type |</text:p>
      <text:p text:style-name="P16">+----------------------+------------+</text:p>
      <text:p text:style-name="P16">| PlacementDrive <text:s text:c="6"/>| BASE TABLE |</text:p>
      <text:p text:style-name="P16">| Student <text:s text:c="13"/>| BASE TABLE |</text:p>
      <text:p text:style-name="P16">| Training <text:s text:c="12"/>| BASE TABLE |</text:p>
      <text:p text:style-name="P16">+----------------------+------------+</text:p>
      <text:p text:style-name="P16">3 rows in set (0.00 sec)</text:p>
      <text:p text:style-name="P16"/>
      <text:p text:style-name="P3"/>
      <text:p text:style-name="P3"/>
      <text:p text:style-name="P11"><text:span text:style-name="T6">QUERY 1: </text:span><text:span text:style-name="T5">Insert at least 10 records in the Student table and insert other tables accordingly.</text:span></text:p>
      <text:p text:style-name="P17"/>
      <text:p text:style-name="P12">mysql&gt; INSERT INTO PlacementDrive (DriveID, PCompanyName, Package, Location) VALUES</text:p>
      <text:p text:style-name="P12"><text:s text:c="4"/>-&gt; (1, 'Tech Innovators Inc.', 120000.00, 'New York'),</text:p>
      <text:p text:style-name="P12"><text:s text:c="4"/>-&gt; (2, 'Global Solutions Ltd.', 100000.00, 'San Francisco'),</text:p>
      <text:p text:style-name="P12"><text:s text:c="4"/>-&gt; (3, 'FutureTech Systems', 95000.00, 'Seattle'),</text:p>
      <text:p text:style-name="P12"><text:s text:c="4"/>-&gt; (4, 'NextGen Technologies', 105000.00, 'Austin'),</text:p>
      <text:p text:style-name="P12"><text:s text:c="4"/>-&gt; (5, 'Creative Minds Co.', 98000.00, 'Chicago');</text:p>
      <text:p text:style-name="P12">Query OK, 5 rows affected (0.02 sec)</text:p>
      <text:p text:style-name="P12">Records: 5 <text:s/>Duplicates: 0 <text:s/>Warnings: 0</text:p>
      <text:p text:style-name="P12"/>
      <text:p text:style-name="P12">mysql&gt; INSERT INTO Training (TrainingID, TCompanyName, TrainingFee, TrainingYear) VALUES</text:p>
      <text:p text:style-name="P12"><text:s text:c="4"/>-&gt; (1, 'Skill Up Academy', 5000.00, 2024),</text:p>
      <text:p text:style-name="P12"><text:s text:c="4"/>-&gt; (2, 'Tech Mastery Institute', 6000.00, 2023),</text:p>
      <text:p text:style-name="P12"><text:s text:c="4"/>-&gt; (3, 'Future Skills Center', 5500.00, 2024),</text:p>
      <text:p text:style-name="P12"><text:s text:c="4"/>-&gt; (4, 'Innovative Training Solutions', 5800.00, 2023),</text:p>
      <text:p text:style-name="P12"><text:s text:c="4"/>-&gt; (5, 'Pro Training Hub', 5300.00, 2024);</text:p>
      <text:p text:style-name="P12">Query OK, 5 rows affected (0.03 sec)</text:p>
      <text:p text:style-name="P12">Records: 5 <text:s/>Duplicates: 0 <text:s/>Warnings: 0</text:p>
      <text:p text:style-name="P12"/>
      <text:p text:style-name="P12">mysql&gt; INSERT INTO Student (StudentID, DriveID, TrainingID, StudentName, CGPA, Branch, DOB) VALUES</text:p>
      <text:p text:style-name="P12"><text:s text:c="4"/>-&gt; ('S001', 1, 1, 'Alice Johnson', 9.85, 'Computer Science', '1999-05-15'),</text:p>
      <text:p text:style-name="P12"><text:s text:c="4"/>-&gt; ('S002', 2, 2, 'Bob Smith', 9.50, 'Electrical Engineering', '1998-11-22'),</text:p>
      <text:p text:style-name="P12"><text:soft-page-break/><text:s text:c="4"/>-&gt; ('S003', 3, 3, 'Charlie Brown', 8.75, 'Mechanical Engineering', '2000-02-10'),</text:p>
      <text:p text:style-name="P12"><text:s text:c="4"/>-&gt; ('S004', 4, 4, 'Diana Ross', 9.10, 'Civil Engineering', '1999-08-30'),</text:p>
      <text:p text:style-name="P12"><text:s text:c="4"/>-&gt; ('S005', 5, 5, 'Evan Davis', 9.45, 'Information Technology', '1998-12-01'),</text:p>
      <text:p text:style-name="P12"><text:s text:c="4"/>-&gt; ('S006', 1, 2, 'Fiona Clark', 8.90, 'Chemical Engineering', '2000-03-14'),</text:p>
      <text:p text:style-name="P12"><text:s text:c="4"/>-&gt; ('S007', 2, 3, 'George Adams', 9.20, 'Electronics', '1999-06-20'),</text:p>
      <text:p text:style-name="P12"><text:s text:c="4"/>-&gt; ('S008', 3, 4, 'Hannah White', 8.85, 'Computer Science', '1998-10-05'),</text:p>
      <text:p text:style-name="P12"><text:s text:c="4"/>-&gt; ('S009', 4, 5, 'Ian Martin', 9.00, 'Mechanical Engineering', '1999-07-19'),</text:p>
      <text:p text:style-name="P12"><text:s text:c="4"/>-&gt; ('S010', 5, 1, 'Julia Lewis', 9.35, 'Information Technology', '2000-01-25');</text:p>
      <text:p text:style-name="P12">Query OK, 10 rows affected (0.10 sec)</text:p>
      <text:p text:style-name="P12">Records: 10 <text:s/>Duplicates: 0 <text:s/>Warnings: 0</text:p>
      <text:p text:style-name="P12"/>
      <text:p text:style-name="P12">mysql&gt; SHOW TABLE Student;</text:p>
      <text:p text:style-name="P12">ERROR 1064 (42000): You have an error in your SQL syntax; check the manual that corresponds to your MariaDB server version for the right syntax to use near 'Student' at line 1</text:p>
      <text:p text:style-name="P12">mysql&gt; SELECT * FROM Student;</text:p>
      <text:p text:style-name="P12">+-----------+---------+------------+---------------+------+------------------------+------------+</text:p>
      <text:p text:style-name="P12">| StudentID | DriveID | TrainingID | StudentName <text:s text:c="2"/>| CGPA | Branch <text:s text:c="16"/>| DOB <text:s text:c="7"/>|</text:p>
      <text:p text:style-name="P12">+-----------+---------+------------+---------------+------+------------------------+------------+</text:p>
      <text:p text:style-name="P12">| S001 <text:s text:c="5"/>| <text:s text:c="6"/>1 | <text:s text:c="9"/>1 | Alice Johnson | 9.85 | Computer Science <text:s text:c="6"/>| 1999-05-15 |</text:p>
      <text:p text:style-name="P12">| S002 <text:s text:c="5"/>| <text:s text:c="6"/>2 | <text:s text:c="9"/>2 | Bob Smith <text:s text:c="4"/>| 9.50 | Electrical Engineering | 1998-11-22 |</text:p>
      <text:p text:style-name="P12">| S003 <text:s text:c="5"/>| <text:s text:c="6"/>3 | <text:s text:c="9"/>3 | Charlie Brown | 8.75 | Mechanical Engineering | 2000-02-10 |</text:p>
      <text:p text:style-name="P12">| S004 <text:s text:c="5"/>| <text:s text:c="6"/>4 | <text:s text:c="9"/>4 | Diana Ross <text:s text:c="3"/>| 9.10 | Civil Engineering <text:s text:c="5"/>| 1999-08-30 |</text:p>
      <text:p text:style-name="P12">| S005 <text:s text:c="5"/>| <text:s text:c="6"/>5 | <text:s text:c="9"/>5 | Evan Davis <text:s text:c="3"/>| 9.45 | Information Technology | 1998-12-01 |</text:p>
      <text:p text:style-name="P12">| S006 <text:s text:c="5"/>| <text:s text:c="6"/>1 | <text:s text:c="9"/>2 | Fiona Clark <text:s text:c="2"/>| 8.90 | Chemical Engineering <text:s text:c="2"/>| 2000-03-14 |</text:p>
      <text:p text:style-name="P12">| S007 <text:s text:c="5"/>| <text:s text:c="6"/>2 | <text:s text:c="9"/>3 | George Adams <text:s/>| 9.20 | Electronics <text:s text:c="11"/>| 1999-06-20 |</text:p>
      <text:p text:style-name="P12">| S008 <text:s text:c="5"/>| <text:s text:c="6"/>3 | <text:s text:c="9"/>4 | Hannah White <text:s/>| 8.85 | Computer Science <text:s text:c="6"/>| 1998-10-05 |</text:p>
      <text:p text:style-name="P12">| S009 <text:s text:c="5"/>| <text:s text:c="6"/>4 | <text:s text:c="9"/>5 | Ian Martin <text:s text:c="3"/>| 9.00 | Mechanical Engineering | 1999-07-19 |</text:p>
      <text:p text:style-name="P12">| S010 <text:s text:c="5"/>| <text:s text:c="6"/>5 | <text:s text:c="9"/>1 | Julia Lewis <text:s text:c="2"/>| 9.35 | Information Technology | 2000-01-25 |</text:p>
      <text:p text:style-name="P12">+-----------+---------+------------+---------------+------+------------------------+------------+</text:p>
      <text:p text:style-name="P12">10 rows in set (0.00 sec)</text:p>
      <text:p text:style-name="P12"/>
      <text:p text:style-name="P12">mysql&gt; SELECT * FROM PlacementDrive;</text:p>
      <text:p text:style-name="P12">+---------+-----------------------+---------+---------------+</text:p>
      <text:p text:style-name="P12">| DriveID | PCompanyName <text:s text:c="9"/>| Package | Location <text:s text:c="5"/>|</text:p>
      <text:p text:style-name="P12">+---------+-----------------------+---------+---------------+</text:p>
      <text:p text:style-name="P12">| <text:s text:c="6"/>1 | Tech Innovators Inc. <text:s/>| <text:s/>120000 | New York <text:s text:c="5"/>|</text:p>
      <text:p text:style-name="P12">| <text:s text:c="6"/>2 | Global Solutions Ltd. | <text:s/>100000 | San Francisco |</text:p>
      <text:p text:style-name="P12">| <text:s text:c="6"/>3 | FutureTech Systems <text:s text:c="3"/>| <text:s text:c="2"/>95000 | Seattle <text:s text:c="6"/>|</text:p>
      <text:p text:style-name="P12">| <text:s text:c="6"/>4 | NextGen Technologies <text:s/>| <text:s/>105000 | Austin <text:s text:c="7"/>|</text:p>
      <text:p text:style-name="P12">| <text:s text:c="6"/>5 | Creative Minds Co. <text:s text:c="3"/>| <text:s text:c="2"/>98000 | Chicago <text:s text:c="6"/>|</text:p>
      <text:p text:style-name="P12">+---------+-----------------------+---------+---------------+</text:p>
      <text:p text:style-name="P12">5 rows in set (0.01 sec)</text:p>
      <text:p text:style-name="P12"/>
      <text:p text:style-name="P12">mysql&gt; SELECT * FROM Training;</text:p>
      <text:p text:style-name="P12">+------------+-------------------------------+-------------+--------------+</text:p>
      <text:p text:style-name="P12">| TrainingID | TCompanyName <text:s text:c="17"/>| TrainingFee | TrainingYear |</text:p>
      <text:p text:style-name="P12">+------------+-------------------------------+-------------+--------------+</text:p>
      <text:p text:style-name="P12">| <text:s text:c="9"/>1 | Skill Up Academy <text:s text:c="13"/>| <text:s text:c="7"/>5000 | <text:s text:c="8"/>2024 |</text:p>
      <text:p text:style-name="P12">| <text:s text:c="9"/>2 | Tech Mastery Institute <text:s text:c="7"/>| <text:s text:c="7"/>6000 | <text:s text:c="8"/>2023 |</text:p>
      <text:p text:style-name="P12"><text:soft-page-break/>| <text:s text:c="9"/>3 | Future Skills Center <text:s text:c="9"/>| <text:s text:c="7"/>5500 | <text:s text:c="8"/>2024 |</text:p>
      <text:p text:style-name="P12">| <text:s text:c="9"/>4 | Innovative Training Solutions | <text:s text:c="7"/>5800 | <text:s text:c="8"/>2023 |</text:p>
      <text:p text:style-name="P12">| <text:s text:c="9"/>5 | Pro Training Hub <text:s text:c="13"/>| <text:s text:c="7"/>5300 | <text:s text:c="8"/>2024 |</text:p>
      <text:p text:style-name="P12">+------------+-------------------------------+-------------+--------------+</text:p>
      <text:p text:style-name="P12">5 rows in set (0.01 sec)</text:p>
      <text:p text:style-name="P12"/>
      <text:p text:style-name="P12"/>
      <text:p text:style-name="P5"><text:span text:style-name="T9">QUERY <text:s/></text:span><text:span text:style-name="T10">2</text:span><text:span text:style-name="T9">: Display all students details with branch ‘Computer ‘and ‘It’ and student name starting with 'a' or 'd'. </text:span></text:p>
      <text:p text:style-name="P20"/>
      <text:p text:style-name="P12">mysql&gt; SELECT * FROM Student WHERE (Branch = "Computer Science" OR Branch = "Information Technology") AND (StudentName LIKE 'A%' OR StudentName LIKE 'D%');</text:p>
      <text:p text:style-name="P12"/>
      <text:p text:style-name="P12">+-----------+---------+------------+---------------+------+------------------+------------+</text:p>
      <text:p text:style-name="P12">| StudentID | DriveID | TrainingID | StudentName <text:s text:c="2"/>| CGPA | Branch <text:s text:c="10"/>| DOB <text:s text:c="7"/>|</text:p>
      <text:p text:style-name="P12">+-----------+---------+------------+---------------+------+------------------+------------+</text:p>
      <text:p text:style-name="P12">| S001 <text:s text:c="5"/>| <text:s text:c="6"/>1 | <text:s text:c="9"/>1 | Alice Johnson | 9.85 | Computer Science | 1999-05-15 |</text:p>
      <text:p text:style-name="P12">+-----------+---------+------------+---------------+------+------------------+------------+</text:p>
      <text:p text:style-name="P12">1 row in set (0.00 sec)</text:p>
      <text:p text:style-name="P12"/>
      <text:p text:style-name="P12"/>
      <text:p text:style-name="P6"><text:span text:style-name="T9">QUERY <text:s/></text:span><text:span text:style-name="T10">3</text:span><text:span text:style-name="T9">: list the number of different companies.(use of distinct).</text:span></text:p>
      <text:p text:style-name="P21"/>
      <text:p text:style-name="P27">mysql&gt; SELECT COUNT(DISTINCT TCompanyName) FROM Training;</text:p>
      <text:p text:style-name="P14"/>
      <text:p text:style-name="P27">+------------------------------+</text:p>
      <text:p text:style-name="P27">| COUNT(DISTINCT TCompanyName) |</text:p>
      <text:p text:style-name="P27">+------------------------------+</text:p>
      <text:p text:style-name="P27">| <text:s text:c="27"/>5 |</text:p>
      <text:p text:style-name="P27">+------------------------------+</text:p>
      <text:p text:style-name="P27">1 row in set (0.00 sec)</text:p>
      <text:p text:style-name="P14"/>
      <text:p text:style-name="P27">mysql&gt; SELECT COUNT(DISTINCT PCompanyName) FROM PlacementDrive;</text:p>
      <text:p text:style-name="P14"/>
      <text:p text:style-name="P27">+------------------------------+</text:p>
      <text:p text:style-name="P27">| COUNT(DISTINCT PCompanyName) |</text:p>
      <text:p text:style-name="P27">+------------------------------+</text:p>
      <text:p text:style-name="P27">| <text:s text:c="27"/>5 |</text:p>
      <text:p text:style-name="P27">+------------------------------+</text:p>
      <text:p text:style-name="P27">1 row in set (0.00 sec)</text:p>
      <text:p text:style-name="P21"/>
      <text:p text:style-name="P21"/>
      <text:p text:style-name="P21"/>
      <text:p text:style-name="P21"/>
      <text:p text:style-name="P21"/>
      <text:p text:style-name="P7"><text:soft-page-break/><text:span text:style-name="T9">QUERY <text:s/></text:span><text:span text:style-name="T12">4</text:span><text:span text:style-name="T9">: Give 15% increase in fee of the Training whose joining year is 20</text:span><text:span text:style-name="T11">23</text:span><text:span text:style-name="T9">.</text:span></text:p>
      <text:p text:style-name="P22"/>
      <text:p text:style-name="P28">mysql&gt; UPDATE Training SET TrainingFee = 1.15*TrainingFee WHERE TrainingYear=2023;</text:p>
      <text:p text:style-name="P28">Query OK, 2 rows affected (0.03 sec)</text:p>
      <text:p text:style-name="P28">Rows matched: 2 <text:s/>Changed: 2 <text:s/>Warnings: 0</text:p>
      <text:p text:style-name="P15"/>
      <text:p text:style-name="P28">mysql&gt; SELECT * FROM Training;</text:p>
      <text:p text:style-name="P28">+------------+-------------------------------+-------------+--------------+</text:p>
      <text:p text:style-name="P28">| TrainingID | TCompanyName <text:s text:c="17"/>| TrainingFee | TrainingYear |</text:p>
      <text:p text:style-name="P28">+------------+-------------------------------+-------------+--------------+</text:p>
      <text:p text:style-name="P28">| <text:s text:c="9"/>1 | Skill Up Academy <text:s text:c="13"/>| <text:s text:c="7"/>5000 | <text:s text:c="8"/>2024 |</text:p>
      <text:p text:style-name="P28">| <text:s text:c="9"/>2 | Tech Mastery Institute <text:s text:c="7"/>| <text:s text:c="7"/>6900 | <text:s text:c="8"/>2023 |</text:p>
      <text:p text:style-name="P28">| <text:s text:c="9"/>3 | Future Skills Center <text:s text:c="9"/>| <text:s text:c="7"/>5500 | <text:s text:c="8"/>2024 |</text:p>
      <text:p text:style-name="P28">| <text:s text:c="9"/>4 | Innovative Training Solutions | <text:s text:c="7"/>6670 | <text:s text:c="8"/>2023 |</text:p>
      <text:p text:style-name="P28">| <text:s text:c="9"/>5 | Pro Training Hub <text:s text:c="13"/>| <text:s text:c="7"/>5300 | <text:s text:c="8"/>2024 |</text:p>
      <text:p text:style-name="P28">+------------+-------------------------------+-------------+--------------+</text:p>
      <text:p text:style-name="P28">5 rows in set (0.00 sec)</text:p>
      <text:p text:style-name="P15"/>
      <text:p text:style-name="P8"><text:span text:style-name="T9">QUERY <text:s/></text:span><text:span text:style-name="T12">5</text:span><text:span text:style-name="T9">: Delete Student details having CGPA score less than </text:span><text:span text:style-name="T12">9</text:span><text:span text:style-name="T9">. </text:span></text:p>
      <text:p text:style-name="P23"/>
      <text:p text:style-name="P13">mysql&gt; DELETE FROM Student WHERE CGPA&lt;9.00;</text:p>
      <text:p text:style-name="P13">Query OK, 3 rows affected (0.03 sec)</text:p>
      <text:p text:style-name="P13"/>
      <text:p text:style-name="P13">mysql&gt; SELECT * FROM Student;</text:p>
      <text:p text:style-name="P13">+-----------+---------+------------+---------------+------+------------------------+------------+</text:p>
      <text:p text:style-name="P13">| StudentID | DriveID | TrainingID | StudentName <text:s text:c="2"/>| CGPA | Branch <text:s text:c="16"/>| DOB <text:s text:c="7"/>|</text:p>
      <text:p text:style-name="P13">+-----------+---------+------------+---------------+------+------------------------+------------+</text:p>
      <text:p text:style-name="P13">| S001 <text:s text:c="5"/>| <text:s text:c="6"/>1 | <text:s text:c="9"/>1 | Alice Johnson | 9.85 | Computer Science <text:s text:c="6"/>| 1999-05-15 |</text:p>
      <text:p text:style-name="P13">| S002 <text:s text:c="5"/>| <text:s text:c="6"/>2 | <text:s text:c="9"/>2 | Bob Smith <text:s text:c="4"/>| 9.50 | Electrical Engineering | 1998-11-22 |</text:p>
      <text:p text:style-name="P13">| S004 <text:s text:c="5"/>| <text:s text:c="6"/>4 | <text:s text:c="9"/>4 | Diana Ross <text:s text:c="3"/>| 9.10 | Civil Engineering <text:s text:c="5"/>| 1999-08-30 |</text:p>
      <text:p text:style-name="P13">| S005 <text:s text:c="5"/>| <text:s text:c="6"/>5 | <text:s text:c="9"/>5 | Evan Davis <text:s text:c="3"/>| 9.45 | Information Technology | 1998-12-01 |</text:p>
      <text:p text:style-name="P13">| S007 <text:s text:c="5"/>| <text:s text:c="6"/>2 | <text:s text:c="9"/>3 | George Adams <text:s/>| 9.20 | Electronics <text:s text:c="11"/>| 1999-06-20 |</text:p>
      <text:p text:style-name="P13">| S009 <text:s text:c="5"/>| <text:s text:c="6"/>4 | <text:s text:c="9"/>5 | Ian Martin <text:s text:c="3"/>| 9.00 | Mechanical Engineering | 1999-07-19 |</text:p>
      <text:p text:style-name="P13">| S010 <text:s text:c="5"/>| <text:s text:c="6"/>5 | <text:s text:c="9"/>1 | Julia Lewis <text:s text:c="2"/>| 9.35 | Information Technology | 2000-01-25 |</text:p>
      <text:p text:style-name="P13">+-----------+---------+------------+---------------+------+------------------------+------------+</text:p>
      <text:p text:style-name="P13">7 rows in set (0.00 sec)</text:p>
      <text:p text:style-name="P13"/>
      <text:p text:style-name="P8"><text:span text:style-name="T9">QUERY <text:s/>6 : Find the names of companies belonging to </text:span><text:span text:style-name="T12">NewYork</text:span><text:span text:style-name="T9"> or </text:span><text:span text:style-name="T12">Austin</text:span><text:span text:style-name="T9">.</text:span></text:p>
      <text:p text:style-name="P23"/>
      <text:p text:style-name="P29">mysql&gt; SELECT * FROM PlacementDrive WHERE Location = "New York" OR Location = "Austin";</text:p>
      <text:p text:style-name="P29">+---------+----------------------+---------+----------+</text:p>
      <text:p text:style-name="P29">| DriveID | PCompanyName <text:s text:c="8"/>| Package | Location |</text:p>
      <text:p text:style-name="P29">+---------+----------------------+---------+----------+</text:p>
      <text:p text:style-name="P29">| <text:s text:c="6"/>1 | Tech Innovators Inc. | <text:s/>120000 | New York |</text:p>
      <text:p text:style-name="P29"><text:soft-page-break/>| <text:s text:c="6"/>4 | NextGen Technologies | <text:s/>105000 | Austin <text:s text:c="2"/>|</text:p>
      <text:p text:style-name="P29">+---------+----------------------+---------+----------+</text:p>
      <text:p text:style-name="P29">2 rows in set (0.00 sec)</text:p>
      <text:p text:style-name="P29"/>
      <text:p text:style-name="P19"><text:span text:style-name="T4">QUERY <text:s/>7. Find the student name who joined training in 2</text:span><text:span text:style-name="T23">023</text:span><text:span text:style-name="T4"> as well as in 202</text:span><text:span text:style-name="T23">4</text:span></text:p>
      <text:p text:style-name="P30"/>
      <text:p text:style-name="P30">mysql&gt; SELECT DISTINCT s.StudentName FROM Student s JOIN Training t1 ON s.TrainingID = t1.TrainingID JOIN Training t2 ON s.TrainingID = t2.TrainingID WHERE t1.TrainingYear = 2023 OR t2.TrainingYear = 2024;</text:p>
      <text:p text:style-name="P30">+---------------+</text:p>
      <text:p text:style-name="P30">| StudentName <text:s text:c="2"/>|</text:p>
      <text:p text:style-name="P30">+---------------+</text:p>
      <text:p text:style-name="P30">| Alice Johnson |</text:p>
      <text:p text:style-name="P30">| Bob Smith <text:s text:c="4"/>|</text:p>
      <text:p text:style-name="P30">| Diana Ross <text:s text:c="3"/>|</text:p>
      <text:p text:style-name="P30">| Evan Davis <text:s text:c="3"/>|</text:p>
      <text:p text:style-name="P30">| George Adams <text:s/>|</text:p>
      <text:p text:style-name="P30">| Ian Martin <text:s text:c="3"/>|</text:p>
      <text:p text:style-name="P30">| Julia Lewis <text:s text:c="2"/>|</text:p>
      <text:p text:style-name="P30">+---------------+</text:p>
      <text:p text:style-name="P30">7 rows in set (0.01 sec)</text:p>
      <text:p text:style-name="P30"/>
      <text:p text:style-name="P24"/>
      <text:p text:style-name="P9"><text:span text:style-name="T9">QUERY <text:s/></text:span><text:span text:style-name="T13">8. Find the student name having maximum CGPA score and names of students having CGPA score between </text:span><text:span text:style-name="T14">9</text:span><text:span text:style-name="T13"> to 9.</text:span><text:span text:style-name="T14">5</text:span><text:span text:style-name="T13"> .</text:span></text:p>
      <text:p text:style-name="P26"/>
      <text:p text:style-name="P34">mysql&gt; SELECT DISTINCT StudentName FROM Student ORDER BY CGPA DESC LIMIT 1;</text:p>
      <text:p text:style-name="P34">+---------------+</text:p>
      <text:p text:style-name="P34">| StudentName <text:s text:c="2"/>|</text:p>
      <text:p text:style-name="P34">+---------------+</text:p>
      <text:p text:style-name="P34">| Alice Johnson |</text:p>
      <text:p text:style-name="P34">+---------------+</text:p>
      <text:p text:style-name="P34">1 row in set (0.00 sec)</text:p>
      <text:p text:style-name="P34"/>
      <text:p text:style-name="P34"/>
      <text:p text:style-name="P34">mysql&gt; SELECT StudentName,MAX(CGPA) AS HIGHEST_CGPA FROM Student;</text:p>
      <text:p text:style-name="P34">+---------------+--------------+</text:p>
      <text:p text:style-name="P34">| StudentName <text:s text:c="2"/>| HIGHEST_CGPA |</text:p>
      <text:p text:style-name="P34">+---------------+--------------+</text:p>
      <text:p text:style-name="P34">| Alice Johnson | <text:s text:c="8"/>9.85 |</text:p>
      <text:p text:style-name="P34">+---------------+--------------+</text:p>
      <text:p text:style-name="P34">1 row in set (0.00 sec)</text:p>
      <text:p text:style-name="P34"/>
      <text:p text:style-name="P34"/>
      <text:p text:style-name="P31"/>
      <text:p text:style-name="P29">mysql&gt; SELECT StudentName From Student WHERE CGPA&lt;9.5 AND CGPA&gt;9;</text:p>
      <text:p text:style-name="P29"><text:soft-page-break/>+--------------+</text:p>
      <text:p text:style-name="P29">| StudentName <text:s/>|</text:p>
      <text:p text:style-name="P29">+--------------+</text:p>
      <text:p text:style-name="P29">| Diana Ross <text:s text:c="2"/>|</text:p>
      <text:p text:style-name="P29">| Evan Davis <text:s text:c="2"/>|</text:p>
      <text:p text:style-name="P29">| George Adams |</text:p>
      <text:p text:style-name="P29">| Julia Lewis <text:s/>|</text:p>
      <text:p text:style-name="P29">+--------------+</text:p>
      <text:p text:style-name="P29">4 rows in set (0.00 sec)</text:p>
      <text:p text:style-name="P23"/>
      <text:p text:style-name="P23"/>
      <text:p text:style-name="P8"><text:span text:style-name="T14">Query 9: </text:span><text:span text:style-name="T9">Display all Student name with T_id with decreasing order of Fees</text:span></text:p>
      <text:p text:style-name="P23"/>
      <text:p text:style-name="P29">mysql&gt; SELECT s.StudentName, s.TrainingID, t.TrainingFee</text:p>
      <text:p text:style-name="P29"><text:s text:c="4"/>-&gt; FROM Student s</text:p>
      <text:p text:style-name="P29"><text:s text:c="4"/>-&gt; JOIN Training t ON s.TrainingID = t.TrainingID</text:p>
      <text:p text:style-name="P29"><text:s text:c="4"/>-&gt; ORDER BY t.TrainingFee DESC;</text:p>
      <text:p text:style-name="P29">+---------------+------------+-------------+</text:p>
      <text:p text:style-name="P29">| StudentName <text:s text:c="2"/>| TrainingID | TrainingFee |</text:p>
      <text:p text:style-name="P29">+---------------+------------+-------------+</text:p>
      <text:p text:style-name="P29">| Bob Smith <text:s text:c="4"/>| <text:s text:c="9"/>2 | <text:s text:c="7"/>6900 |</text:p>
      <text:p text:style-name="P29">| Diana Ross <text:s text:c="3"/>| <text:s text:c="9"/>4 | <text:s text:c="7"/>6670 |</text:p>
      <text:p text:style-name="P29">| George Adams <text:s/>| <text:s text:c="9"/>3 | <text:s text:c="7"/>5500 |</text:p>
      <text:p text:style-name="P29">| Evan Davis <text:s text:c="3"/>| <text:s text:c="9"/>5 | <text:s text:c="7"/>5300 |</text:p>
      <text:p text:style-name="P29">| Ian Martin <text:s text:c="3"/>| <text:s text:c="9"/>5 | <text:s text:c="7"/>5300 |</text:p>
      <text:p text:style-name="P29">| Alice Johnson | <text:s text:c="9"/>1 | <text:s text:c="7"/>5000 |</text:p>
      <text:p text:style-name="P29">| Julia Lewis <text:s text:c="2"/>| <text:s text:c="9"/>1 | <text:s text:c="7"/>5000 |</text:p>
      <text:p text:style-name="P29">+---------------+------------+-------------+</text:p>
      <text:p text:style-name="P29">7 rows in set (0.00 sec)</text:p>
      <text:p text:style-name="P23"/>
      <text:p text:style-name="P23"/>
      <text:p text:style-name="P10"><text:span text:style-name="T9">Q</text:span><text:span text:style-name="T14">UERY 10: </text:span><text:span text:style-name="T8">Display PCompany name, S_name ,location and Package with Package </text:span><text:span text:style-name="T14">100</text:span><text:span text:style-name="T8">K, </text:span><text:span text:style-name="T14">105</text:span><text:span text:style-name="T8">K and </text:span><text:span text:style-name="T14">120</text:span><text:span text:style-name="T8">k </text:span></text:p>
      <text:p text:style-name="P18"/>
      <text:p text:style-name="P32">mysql&gt; SELECT </text:p>
      <text:p text:style-name="P32"><text:s text:c="4"/>-&gt; <text:s text:c="4"/>p.PCompanyName AS CompanyName,</text:p>
      <text:p text:style-name="P32"><text:s text:c="4"/>-&gt; <text:s text:c="4"/>s.StudentName AS StudentName,</text:p>
      <text:p text:style-name="P32"><text:s text:c="4"/>-&gt; <text:s text:c="4"/>p.Location AS Location,</text:p>
      <text:p text:style-name="P32"><text:s text:c="4"/>-&gt; <text:s text:c="4"/>p.Package AS Package</text:p>
      <text:p text:style-name="P32"><text:s text:c="4"/>-&gt; FROM </text:p>
      <text:p text:style-name="P32"><text:s text:c="4"/>-&gt; <text:s text:c="4"/>Student s</text:p>
      <text:p text:style-name="P32"><text:s text:c="4"/>-&gt; JOIN </text:p>
      <text:p text:style-name="P32"><text:s text:c="4"/>-&gt; <text:s text:c="4"/>PlacementDrive p ON s.DriveID = p.DriveID</text:p>
      <text:p text:style-name="P32"><text:s text:c="4"/>-&gt; WHERE </text:p>
      <text:p text:style-name="P32"><text:soft-page-break/><text:s text:c="4"/>-&gt; <text:s text:c="4"/>p.Package IN (100000, 105000, 120000);</text:p>
      <text:p text:style-name="P32">+-----------------------+---------------+---------------+---------+</text:p>
      <text:p text:style-name="P32">| CompanyName <text:s text:c="10"/>| StudentName <text:s text:c="2"/>| Location <text:s text:c="5"/>| Package |</text:p>
      <text:p text:style-name="P32">+-----------------------+---------------+---------------+---------+</text:p>
      <text:p text:style-name="P32">| Tech Innovators Inc. <text:s/>| Alice Johnson | New York <text:s text:c="5"/>| <text:s/>120000 |</text:p>
      <text:p text:style-name="P32">| Global Solutions Ltd. | Bob Smith <text:s text:c="4"/>| San Francisco | <text:s/>100000 |</text:p>
      <text:p text:style-name="P32">| NextGen Technologies <text:s/>| Diana Ross <text:s text:c="3"/>| Austin <text:s text:c="7"/>| <text:s/>105000 |</text:p>
      <text:p text:style-name="P32">| Global Solutions Ltd. | George Adams <text:s/>| San Francisco | <text:s/>100000 |</text:p>
      <text:p text:style-name="P32">| NextGen Technologies <text:s/>| Ian Martin <text:s text:c="3"/>| Austin <text:s text:c="7"/>| <text:s/>105000 |</text:p>
      <text:p text:style-name="P32">+-----------------------+---------------+---------------+---------+</text:p>
      <text:p text:style-name="P32">5 rows in set (0.00 sec)</text:p>
      <text:p text:style-name="P32"/>
      <text:p text:style-name="P32"/>
      <text:p text:style-name="P25"/>
      <text:p text:style-name="P33"><text:span text:style-name="T15">SIMPLE VIEW</text:span></text:p>
      <text:p text:style-name="P33"><text:span text:style-name="T15"/></text:p>
      <text:p text:style-name="P33">mysql&gt; CREATE VIEW AllPlacementDrives AS SELECT DriveID, PCompanyName, Package,</text:p>
      <text:p text:style-name="P33">Location FROM PlacementDrive;</text:p>
      <text:p text:style-name="P35"><text:span text:style-name="T8"/></text:p>
      <text:p text:style-name="P35">mysql&gt; SELECT * FROM AllPlacementDrives;</text:p>
      <text:p text:style-name="P35">+---------+-----------------------+---------+---------------+</text:p>
      <text:p text:style-name="P35">| DriveID | PCompanyName <text:s text:c="9"/>| Package | Location <text:s text:c="5"/>|</text:p>
      <text:p text:style-name="P35">+---------+-----------------------+---------+---------------+</text:p>
      <text:p text:style-name="P35">| <text:s text:c="6"/>1 | Tech Innovators Inc. <text:s/>| <text:s/>120000 | New York <text:s text:c="5"/>|</text:p>
      <text:p text:style-name="P35">| <text:s text:c="6"/>2 | Global Solutions Ltd. | <text:s/>100000 | San Francisco |</text:p>
      <text:p text:style-name="P35">| <text:s text:c="6"/>3 | FutureTech Systems <text:s text:c="3"/>| <text:s text:c="2"/>95000 | Seattle <text:s text:c="6"/>|</text:p>
      <text:p text:style-name="P35">| <text:s text:c="6"/>4 | NextGen Technologies <text:s/>| <text:s/>105000 | Austin <text:s text:c="7"/>|</text:p>
      <text:p text:style-name="P35">| <text:s text:c="6"/>5 | Creative Minds Co. <text:s text:c="3"/>| <text:s text:c="2"/>98000 | Chicago <text:s text:c="6"/>|</text:p>
      <text:p text:style-name="P35">+---------+-----------------------+---------+---------------+</text:p>
      <text:p text:style-name="P35"><text:span text:style-name="T8"/></text:p>
      <text:p text:style-name="P33">mysql&gt; CREATE VIEW TrainingView AS</text:p>
      <text:p text:style-name="P33"><text:s text:c="4"/>-&gt; SELECT TrainingID, TCompanyName, TrainingFee, TrainingYear</text:p>
      <text:p text:style-name="P33"><text:s text:c="4"/>-&gt; FROM Training;</text:p>
      <text:p text:style-name="P33">Query OK, 0 rows affected (0.02 sec)</text:p>
      <text:p text:style-name="P33"/>
      <text:p text:style-name="P33">mysql&gt; SELECT * FROM TrainingView;</text:p>
      <text:p text:style-name="P33">+------------+-------------------------------+-------------+--------------+</text:p>
      <text:p text:style-name="P33">| TrainingID | TCompanyName <text:s text:c="17"/>| TrainingFee | TrainingYear |</text:p>
      <text:p text:style-name="P33">+------------+-------------------------------+-------------+--------------+</text:p>
      <text:p text:style-name="P33">| <text:s text:c="9"/>1 | Skill Up Academy <text:s text:c="13"/>| <text:s text:c="7"/>5000 | <text:s text:c="8"/>2024 |</text:p>
      <text:p text:style-name="P33">| <text:s text:c="9"/>2 | Tech Mastery Institute <text:s text:c="7"/>| <text:s text:c="7"/>6900 | <text:s text:c="8"/>2023 |</text:p>
      <text:p text:style-name="P33">| <text:s text:c="9"/>3 | Future Skills Center <text:s text:c="9"/>| <text:s text:c="7"/>5500 | <text:s text:c="8"/>2024 |</text:p>
      <text:p text:style-name="P33">| <text:s text:c="9"/>4 | Innovative Training Solutions | <text:s text:c="7"/>6670 | <text:s text:c="8"/>2023 |</text:p>
      <text:p text:style-name="P33">| <text:s text:c="9"/>5 | Pro Training Hub <text:s text:c="13"/>| <text:s text:c="7"/>5300 | <text:s text:c="8"/>2024 |</text:p>
      <text:p text:style-name="P33">+------------+-------------------------------+-------------+--------------+</text:p>
      <text:p text:style-name="P33">5 rows in set (0.00 sec)</text:p>
      <text:p text:style-name="P33"/>
      <text:p text:style-name="P33"><text:soft-page-break/>mysql&gt; CREATE VIEW StudentView AS</text:p>
      <text:p text:style-name="P33"><text:s text:c="4"/>-&gt; SELECT StudentID, DriveID, TrainingID, StudentName, CGPA, Branch, DOB</text:p>
      <text:p text:style-name="P33"><text:s text:c="4"/>-&gt; FROM Student;</text:p>
      <text:p text:style-name="P33">Query OK, 0 rows affected (0.03 sec)</text:p>
      <text:p text:style-name="P33"/>
      <text:p text:style-name="P33">mysql&gt; SELECT * FROM StudentView;</text:p>
      <text:p text:style-name="P33">+-----------+---------+------------+---------------+------+------------------------+------------+</text:p>
      <text:p text:style-name="P33">| StudentID | DriveID | TrainingID | StudentName <text:s text:c="2"/>| CGPA | Branch <text:s text:c="16"/>| DOB <text:s text:c="7"/>|</text:p>
      <text:p text:style-name="P33">+-----------+---------+------------+---------------+------+------------------------+------------+</text:p>
      <text:p text:style-name="P33">| S001 <text:s text:c="5"/>| <text:s text:c="6"/>1 | <text:s text:c="9"/>1 | Alice Johnson | 9.85 | Computer Science <text:s text:c="6"/>| 1999-05-15 |</text:p>
      <text:p text:style-name="P33">| S002 <text:s text:c="5"/>| <text:s text:c="6"/>2 | <text:s text:c="9"/>2 | Bob Smith <text:s text:c="4"/>| 9.50 | Electrical Engineering | 1998-11-22 |</text:p>
      <text:p text:style-name="P33">| S004 <text:s text:c="5"/>| <text:s text:c="6"/>4 | <text:s text:c="9"/>4 | Diana Ross <text:s text:c="3"/>| 9.10 | Civil Engineering <text:s text:c="5"/>| 1999-08-30 |</text:p>
      <text:p text:style-name="P33">| S005 <text:s text:c="5"/>| <text:s text:c="6"/>5 | <text:s text:c="9"/>5 | Evan Davis <text:s text:c="3"/>| 9.45 | Information Technology | 1998-12-01 |</text:p>
      <text:p text:style-name="P33">| S007 <text:s text:c="5"/>| <text:s text:c="6"/>2 | <text:s text:c="9"/>3 | George Adams <text:s/>| 9.20 | Electronics <text:s text:c="11"/>| 1999-06-20 |</text:p>
      <text:p text:style-name="P33">| S009 <text:s text:c="5"/>| <text:s text:c="6"/>4 | <text:s text:c="9"/>5 | Ian Martin <text:s text:c="3"/>| 9.00 | Mechanical Engineering | 1999-07-19 |</text:p>
      <text:p text:style-name="P33">| S010 <text:s text:c="5"/>| <text:s text:c="6"/>5 | <text:s text:c="9"/>1 | Julia Lewis <text:s text:c="2"/>| 9.35 | Information Technology | 2000-01-25 |</text:p>
      <text:p text:style-name="P33">+-----------+---------+------------+---------------+------+------------------------+------------+</text:p>
      <text:p text:style-name="P33">7 rows in set (0.00 sec)</text:p>
      <text:p text:style-name="P33"/>
      <text:p text:style-name="P35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0:30:15.225774161</meta:creation-date>
    <dc:date>2024-07-18T10:47:58.898344150</dc:date>
    <meta:editing-duration>PT1H7M19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9" meta:paragraph-count="303" meta:word-count="2430" meta:character-count="16949" meta:non-whitespace-character-count="13039"/>
  </office:meta>
</office:document-meta>
</file>